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background-color="#ffff00"/>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background-color="#ffff00"/>
    </style:style>
    <style:style style:name="P5" style:family="paragraph" style:parent-style-name="Text_20_body">
      <style:paragraph-properties fo:margin-top="0cm" fo:margin-bottom="0cm"/>
      <style:text-properties fo:font-style="italic" style:font-style-asian="italic" style:font-style-complex="italic"/>
    </style:style>
    <style:style style:name="P6" style:family="paragraph" style:parent-style-name="Text_20_body">
      <style:text-properties fo:background-color="#ffff00"/>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 style:family="paragraph">
      <style:paragraph-properties fo:text-align="start"/>
    </style:style>
    <style:style style:name="T1" style:family="text">
      <style:text-properties fo:background-color="#ffff00"/>
    </style:style>
    <style:style style:name="T2"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radio form:name="q1" form:control-implementation="ooo:com.sun.star.form.component.RadioButton" xml:id="control1" form:id="control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2" form:id="control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3" form:id="control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4" form:id="control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5" form:id="control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6" form:id="control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7" form:id="control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8" form:id="control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9" form:id="control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0" form:id="control1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1" form:id="control1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2" form:id="control1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3" form:id="control1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4" form:id="control1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5" form:id="control1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6" form:id="control1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17" form:id="control1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18" form:id="control1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19" form:id="control1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0" form:id="control2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1" form:id="control2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2" form:id="control2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3" form:id="control2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4" form:id="control2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25" form:id="control2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6" form:id="control2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7" form:id="control2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8" form:id="control2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form:form form:name="unnamed1" form:apply-filter="true" form:control-implementation="ooo:com.sun.star.form.component.Form" office:target-frame="" xlink:href="" xlink:type="simple">
          <form:radio form:name="q2" form:control-implementation="ooo:com.sun.star.form.component.RadioButton" xml:id="control29" form:id="control2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30" form:id="control3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31" form:id="control3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32" form:id="control3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33" form:id="control3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34" form:id="control3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35" form:id="control3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36" form:id="control3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37" form:id="control3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38" form:id="control3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39" form:id="control3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40" form:id="control4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41" form:id="control4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42" form:id="control4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43" form:id="control4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44" form:id="control4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45" form:id="control4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46" form:id="control4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7" form:id="control4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8" form:id="control4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9" form:id="control4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50" form:id="control5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51" form:id="control5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2" form:id="control5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3" form:id="control5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4" form:id="control5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5" form:id="control5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6" form:id="control5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7" form:id="control5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8" form:id="control5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9" form:id="control5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0" form:id="control6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1" form:id="control6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2" form:id="control6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3" form:id="control6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64" form:id="control6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65" form:id="control6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66" form:id="control6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67" form:id="control6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68" form:id="control6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69" form:id="control6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70" form:id="control7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1" form:control-implementation="ooo:com.sun.star.form.component.RadioButton" xml:id="control71" form:id="control7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2" form:id="control7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3" form:id="control7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4" form:id="control7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5" form:id="control7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6" form:id="control7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SET: Reproductive System</text:h>
      <text:section text:style-name="Sect1" text:name="internal_html_page_content">
        <text:p text:style-name="P1">1. Withdrawal of which of the following hormones results in menstruation? </text:p>
        <text:p text:style-name="P1"><text:bookmark text:name="question_q1a1"/><draw:control text:anchor-type="as-char" draw:z-index="0" draw:style-name="gr1" draw:text-style-name="P8" svg:width="0.345cm" svg:height="0.345cm" draw:control="control1"/>A. Estrogen </text:p>
        <text:p text:style-name="P1"><text:bookmark text:name="question_q1a2"/><draw:control text:anchor-type="as-char" draw:z-index="1" draw:style-name="gr1" draw:text-style-name="P8" svg:width="0.345cm" svg:height="0.345cm" draw:control="control2"/>B. FSH </text:p>
        <text:p text:style-name="P1"><text:bookmark text:name="question_q1a3"/><draw:control text:anchor-type="as-char" draw:z-index="2" draw:style-name="gr1" draw:text-style-name="P8" svg:width="0.345cm" svg:height="0.345cm" draw:control="control3"/>C. LH </text:p>
        <text:p text:style-name="P2"><text:bookmark text:name="question_q1a4"/><draw:control text:anchor-type="as-char" draw:z-index="3" draw:style-name="gr1" draw:text-style-name="P8" svg:width="0.345cm" svg:height="0.345cm" draw:control="control4"/>D. Progesterone &lt;notes p. 14&gt;</text:p>
        <text:p text:style-name="P1"/>
        <text:p text:style-name="P1">2. Immunization to produce antibodies that would bind to FSH and negate its activity is being investigated as a potential male contraceptive. Men immunized in this manner would exhibit ____. </text:p>
        <text:p text:style-name="P1"><text:bookmark text:name="question_q2a1"/><draw:control text:anchor-type="as-char" draw:z-index="4" draw:style-name="gr1" draw:text-style-name="P8" svg:width="0.345cm" svg:height="0.345cm" draw:control="control5"/>A. decreased hypothalamic GnRH secretion </text:p>
        <text:p text:style-name="P1"><text:bookmark text:name="question_q2a2"/><draw:control text:anchor-type="as-char" draw:z-index="5" draw:style-name="gr1" draw:text-style-name="P8" svg:width="0.345cm" svg:height="0.345cm" draw:control="control6"/><text:span text:style-name="T1">B. decreased serum inhibin levels &lt;notes p. 1&gt;</text:span></text:p>
        <text:p text:style-name="P1"><text:bookmark text:name="question_q2a3"/><draw:control text:anchor-type="as-char" draw:z-index="6" draw:style-name="gr1" draw:text-style-name="P8" svg:width="0.345cm" svg:height="0.345cm" draw:control="control7"/>C. decreased testosterone levels </text:p>
        <text:p text:style-name="P1"><text:bookmark text:name="question_q2a4"/><draw:control text:anchor-type="as-char" draw:z-index="7" draw:style-name="gr1" draw:text-style-name="P8" svg:width="0.345cm" svg:height="0.345cm" draw:control="control8"/>D. elevated serum LH </text:p>
        <text:p text:style-name="P1"/>
        <text:p text:style-name="P1">3. The two essential hormones for the production of sperm (spermatogenesis) are _____. </text:p>
        <text:p text:style-name="P1"><text:bookmark text:name="question_q3a1"/><draw:control text:anchor-type="as-char" draw:z-index="8" draw:style-name="gr1" draw:text-style-name="P8" svg:width="0.345cm" svg:height="0.345cm" draw:control="control9"/>A. LH and testosterone </text:p>
        <text:p text:style-name="P1"><text:bookmark text:name="question_q3a2"/><draw:control text:anchor-type="as-char" draw:z-index="9" draw:style-name="gr1" draw:text-style-name="P8" svg:width="0.345cm" svg:height="0.345cm" draw:control="control10"/>B. FSH and androgen binding protein (ABP) </text:p>
        <text:p text:style-name="P1"><text:bookmark text:name="question_q3a3"/><draw:control text:anchor-type="as-char" draw:z-index="10" draw:style-name="gr1" draw:text-style-name="P8" svg:width="0.345cm" svg:height="0.345cm" draw:control="control11"/><text:span text:style-name="T1">C. FSH and testosterone &lt;notes p.1&gt;</text:span></text:p>
        <text:p text:style-name="P1"><text:bookmark text:name="question_q3a4"/><draw:control text:anchor-type="as-char" draw:z-index="11" draw:style-name="gr1" draw:text-style-name="P8" svg:width="0.345cm" svg:height="0.345cm" draw:control="control12"/>D. Testosterone and androgen binding protein (ABP) </text:p>
        <text:p text:style-name="P1"/>
        <text:p text:style-name="P1">4. In males and females, secretion of luteinizing hormone (LH) by the pituitary is regulated by ____. </text:p>
        <text:p text:style-name="P1"><text:bookmark text:name="question_q4a1"/><draw:control text:anchor-type="as-char" draw:z-index="12" draw:style-name="gr1" draw:text-style-name="P8" svg:width="0.345cm" svg:height="0.345cm" draw:control="control13"/><text:span text:style-name="T1">A. Gonadotrophin Releasing Hormone (GnRH) </text:span></text:p>
        <text:p text:style-name="P1"><text:bookmark text:name="question_q4a2"/><draw:control text:anchor-type="as-char" draw:z-index="13" draw:style-name="gr1" draw:text-style-name="P8" svg:width="0.345cm" svg:height="0.345cm" draw:control="control14"/>B. Inhibin B </text:p>
        <text:p text:style-name="P1"><text:bookmark text:name="question_q4a3"/><draw:control text:anchor-type="as-char" draw:z-index="14" draw:style-name="gr1" draw:text-style-name="P8" svg:width="0.345cm" svg:height="0.345cm" draw:control="control15"/>C. Somatostatin </text:p>
        <text:p text:style-name="P1"><text:bookmark text:name="question_q4a4"/><draw:control text:anchor-type="as-char" draw:z-index="15" draw:style-name="gr1" draw:text-style-name="P8" svg:width="0.345cm" svg:height="0.345cm" draw:control="control16"/>D. Testosterone </text:p>
        <text:p text:style-name="P1"/>
        <text:p text:style-name="P1">5. In a female patient with an inactivating mutation of the estrogen receptor genes (both alpha and beta), one would expect _____. </text:p>
        <text:p text:style-name="P1"><text:bookmark text:name="question_q5a1"/><draw:control text:anchor-type="as-char" draw:z-index="16" draw:style-name="gr1" draw:text-style-name="P8" svg:width="0.345cm" svg:height="0.345cm" draw:control="control17"/>A. low progesterone receptor number in breast tissue. </text:p>
        <text:p text:style-name="P1"><text:bookmark text:name="question_q5a2"/><draw:control text:anchor-type="as-char" draw:z-index="17" draw:style-name="gr1" draw:text-style-name="P8" svg:width="0.345cm" svg:height="0.345cm" draw:control="control18"/>B. high plasma estrogen concentration. </text:p>
        <text:p text:style-name="P1"><text:bookmark text:name="question_q5a3"/><draw:control text:anchor-type="as-char" draw:z-index="18" draw:style-name="gr1" draw:text-style-name="P8" svg:width="0.345cm" svg:height="0.345cm" draw:control="control19"/>C. no mid-cycle LH and FSH surge. </text:p>
        <text:p text:style-name="P2"><text:bookmark text:name="question_q5a4"/><draw:control text:anchor-type="as-char" draw:z-index="19" draw:style-name="gr1" draw:text-style-name="P8" svg:width="0.345cm" svg:height="0.345cm" draw:control="control20"/>D. A, B and C </text:p>
        <text:p text:style-name="P1"/>
        <text:p text:style-name="P1">6. Steroid hormones such as estrogen and progesterone _____. </text:p>
        <text:p text:style-name="P2"><text:bookmark text:name="question_q6a1"/><draw:control text:anchor-type="as-char" draw:z-index="20" draw:style-name="gr1" draw:text-style-name="P8" svg:width="0.345cm" svg:height="0.345cm" draw:control="control21"/>A. freely diffuse through cell membranes. </text:p>
        <text:p text:style-name="P1"><text:bookmark text:name="question_q6a2"/><draw:control text:anchor-type="as-char" draw:z-index="21" draw:style-name="gr1" draw:text-style-name="P8" svg:width="0.345cm" svg:height="0.345cm" draw:control="control22"/>B. bind to plasma membrane receptors. </text:p>
        <text:p text:style-name="P1"><text:bookmark text:name="question_q6a3"/><draw:control text:anchor-type="as-char" draw:z-index="22" draw:style-name="gr1" draw:text-style-name="P8" svg:width="0.345cm" svg:height="0.345cm" draw:control="control23"/>C. are stored in secretory vesicles. </text:p>
        <text:p text:style-name="P1"><text:bookmark text:name="question_q6a4"/><draw:control text:anchor-type="as-char" draw:z-index="23" draw:style-name="gr1" draw:text-style-name="P8" svg:width="0.345cm" svg:height="0.345cm" draw:control="control24"/>D. are secreted in a circadian manner dependent on sleep-wake cycles. </text:p>
        <text:p text:style-name="P1"><text:bookmark text:name="question_q6a5"/><draw:control text:anchor-type="as-char" draw:z-index="24" draw:style-name="gr1" draw:text-style-name="P8" svg:width="0.345cm" svg:height="0.345cm" draw:control="control25"/>E. A, B, C and D </text:p>
        <text:p text:style-name="P1"/>
        <text:p text:style-name="P1">7. In the first 8 days of the menstrual cycle, how does estrogen affect the release of FSH and LH from the pituitary? </text:p>
        <text:p text:style-name="P1"><text:bookmark text:name="question_q7a1"/><draw:control text:anchor-type="as-char" draw:z-index="25" draw:style-name="gr1" draw:text-style-name="P8" svg:width="0.345cm" svg:height="0.345cm" draw:control="control26"/>A. Increase </text:p>
        <text:p text:style-name="P1"><text:bookmark text:name="question_q7a2"/><draw:control text:anchor-type="as-char" draw:z-index="26" draw:style-name="gr1" draw:text-style-name="P8" svg:width="0.345cm" svg:height="0.345cm" draw:control="control27"/><text:span text:style-name="T1">B. Decrease </text:span><text:span text:style-name="T1"><office:annotation><dc:creator>Unknown Author</dc:creator><dc:date>2013-04-16T11:03:54.75</dc:date><text:p text:style-name="P7"><text:span text:style-name="T2">Early in the cycle it causes decrease, later it will cause the LH surge by increasing receptors &amp; production in the follicle</text:span></text:p></office:annotation></text:span></text:p>
        <text:p text:style-name="P1"><text:bookmark text:name="question_q7a3"/><draw:control text:anchor-type="as-char" draw:z-index="27" draw:style-name="gr1" draw:text-style-name="P8" svg:width="0.345cm" svg:height="0.345cm" draw:control="control28"/>C. No change </text:p>
        <text:p text:style-name="P1"/>
        <text:p text:style-name="P1">8. In the male and female gonad ____ is converted to estrogen by aromatase activity.</text:p>
        <text:p text:style-name="P1">Androgen (testosterone) </text:p>
        <text:p text:style-name="P1"/>
        <text:p text:style-name="P1"><text:soft-page-break/>9. Explain the roles of GnRH, LH and FSH in the production of gametes in the human male and female. What hormone(s) are negatively regulated by inhibin B in the male and in the female?</text:p>
        <text:p text:style-name="P1"><text:tab/>In both males &amp; females, GnRH comes from the hypothalamus &amp; acts on the anterior pituitary, prompting the release of LH and FSH. In males, FSH acts on Sertoli cells, stimulating spermatogenesis and the release of inhibin; LH acts on Leydig cells, which rfelease testosterone that acts locally &amp; operates more broadly in the body. In females, FHS acts on the granulosa cells, which influence the oocytes &amp; release inhibin. LH acts on theca cells, which release androgens that are converted into estrogen that's used locally &amp; more globally in the body. </text:p>
        <text:p text:style-name="P1"><text:tab/>Inhibin negatively regulates only FSH in the male and primarily FSH in the female. </text:p>
        <text:p text:style-name="P5"/>
        <text:p text:style-name="P5">Key answer: GnRH from the hypothalamus increases secretion of LH and FSH from the pituitary in both sexes. LH promotes the secretion of testosterone from the theca cells of the female and from the Leydig cells of the male. FSH is necessary for the development of the ovarian follicle (granulosa cells) that surround the ova in the female and for the development of the sperm in the males. Inhibin B negatively regulates FSH in the male and in the female. </text:p>
        <text:p text:style-name="P1"/>
        <text:p text:style-name="P1">10. What hormone does kisspeptin regulate? What happens if kisspeptin or its receptor is inactivated? Is kisspeptin activity important in both sexes?</text:p>
        <text:p text:style-name="P1"><text:tab/>The neurons in the hypothalamus responsible for GnRH do not have receptors for the sex hormones, but the kisspeptin neurons do – these neurons respond to these hormones &amp; regulate the secretion of GnRH. If the kisspeptin neurons or their receptors are inactivated, the process of puberty will be distorted (if not absent), and GnRH regulation will be affected. Kisspeptin plays a role in both sexes; in men, there is one group of kisspeptin neurons, but women haver two kinds, one of which synapses directly onto the cell body of the hypothalamic neurons (notes p. 11) and plays a role in creating the LH surge and allows there to be diverse responses to low &amp; high levels of estrogen (i.e., low levels of estrogen early in the cycle provide negative feedback on LH production, but high levels later increase LH production – estrogen feeds back positively on the the kisspepting neurons that synapse with the cell body, and negatively on the kisspeptin neurons that synapse with the axon).</text:p>
        <text:p text:style-name="P1"/>
        <text:p text:style-name="P5">Key Answer: GnRH is regulated by kisspeptin. An individual cannot go through puberty and is infertile in the absence of kisspeptin activity. Yes, in the human loss of kisspeptin activity results in infertility in both males and females. <text:s text:c="2"/></text:p>
        <text:p text:style-name="P1"/>
        <text:p text:style-name="P1">11. What enzyme is important for the conversion of androgen to DHT? What is the phenotype of a XY individual in which all forms of this enzyme are inactive?</text:p>
        <text:p text:style-name="P1"><text:tab/>5-alpha reductase is the conversion enzyme here (in Leydig cells). No access to DHT means no male secondary sex characteristics. </text:p>
        <text:p text:style-name="P1"/>
        <text:p text:style-name="P5">Key Answer: A. 5 alpha- reductase is needed to convert testosterone to di hydrotestosterone (DHT). In the absence of 5 alpha- reductase activity, the phenotype is female. <office:annotation><dc:creator>Unknown Author</dc:creator><dc:date>2013-04-16T11:22:23.06</dc:date><text:p text:style-name="P7"><text:span text:style-name="T2">Not sure what this claim re: phenotype means here – maybe female primary sex characteristics? <text:s/>Wikipedia: Individuals with 5-ARD (deficiency) can have normal male external genitalia, ambiguous genitalia, or normal female genitalia. They are born with male gonads, including testicles and Wolffian structures, but usually have female primary sex characteristics. As a consequence, they are often raised as girls, but usually have a male gender identity</text:span></text:p></office:annotation></text:p>
      </text:section>
      <text:h text:style-name="Heading_20_2" text:outline-level="2">PROBLEM SET: Fuel Homeostasis</text:h>
      <text:section text:style-name="Sect1" text:name="Section1">
        <text:p text:style-name="P1"><text:bookmark text:name="internal_html_page_content"/>1. What is meant by mass balance? Give an example of negative balance.</text:p>
        <text:p text:style-name="P1"><text:tab/>Mass balance refers to the conservation of mass in the body – if, for example, the body takes in more energy than it uses in metabolism, that mass has to be stored someplace. A negative balance occurs when the body is using more energy than it is taking in &amp; must activate fuel stores to make up the difference, generally resulting in weight loss if maintained over a long enough period of time. </text:p>
        <text:p text:style-name="P1"/>
        <text:p text:style-name="P5">Key Answer: </text:p>
        <text:p text:style-name="P5"><text:soft-page-break/>Mass balance for substance X occurs when the (input of X from the diet) – (the amt of X used in metabolism) = (net loss of X from the body). Negative balance occurs in starvation where protein intake is insufficient. </text:p>
        <text:p text:style-name="P5"/>
        <text:p text:style-name="P1">2. Insulin dependent glucose uptake occurs in which of the following sites? </text:p>
        <text:p text:style-name="P1"><text:bookmark text:name="question_q2a11"/><draw:control text:anchor-type="as-char" draw:z-index="28" draw:style-name="gr1" draw:text-style-name="P8" svg:width="0.345cm" svg:height="0.345cm" draw:control="control29"/>A) kidney </text:p>
        <text:p text:style-name="P1"><text:bookmark text:name="question_q2a21"/><draw:control text:anchor-type="as-char" draw:z-index="29" draw:style-name="gr1" draw:text-style-name="P8" svg:width="0.345cm" svg:height="0.345cm" draw:control="control30"/>B) <text:span text:style-name="T1">skeletal muscle </text:span><text:span text:style-name="T1"><office:annotation><dc:creator>Unknown Author</dc:creator><dc:date>2013-04-16T13:07:49.87</dc:date><text:p text:style-name="P7"><text:span text:style-name="T2">This is a place where glucose can stored – the brain can use glucose as fuel, but it doesn't store fuel of any kind.</text:span></text:p></office:annotation></text:span></text:p>
        <text:p text:style-name="P1"><text:bookmark text:name="question_q2a31"/><draw:control text:anchor-type="as-char" draw:z-index="30" draw:style-name="gr1" draw:text-style-name="P8" svg:width="0.345cm" svg:height="0.345cm" draw:control="control31"/>C) brain </text:p>
        <text:p text:style-name="P1"><text:bookmark text:name="question_q2a41"/><draw:control text:anchor-type="as-char" draw:z-index="31" draw:style-name="gr1" draw:text-style-name="P8" svg:width="0.345cm" svg:height="0.345cm" draw:control="control32"/>D) cardiac muscle </text:p>
        <text:p text:style-name="P1"><text:bookmark text:name="question_q2a5"/><draw:control text:anchor-type="as-char" draw:z-index="32" draw:style-name="gr1" draw:text-style-name="P8" svg:width="0.345cm" svg:height="0.345cm" draw:control="control33"/>E) B and C </text:p>
        <text:p text:style-name="P1"/>
        <text:p text:style-name="P1">3. Use the following case for questions 3-6.<text:line-break/>Jane, a 23 year old female, presents with complaints of a 15 lb weight loss and periodic episodes of weakness 2 hours after eating. On examination you find her blood pressure is 120/80. Her laboratory data shows fasting hyperglycemia (glucose, 200 mg/dl). You suspect an endocrine pathology and request an RIA for the hormone _____. </text:p>
        <text:p text:style-name="P1"><text:bookmark text:name="question_q3a11"/><draw:control text:anchor-type="as-char" draw:z-index="33" draw:style-name="gr1" draw:text-style-name="P8" svg:width="0.345cm" svg:height="0.345cm" draw:control="control34"/>A) thyroid hormone </text:p>
        <text:p text:style-name="P1"><text:bookmark text:name="question_q3a21"/><draw:control text:anchor-type="as-char" draw:z-index="34" draw:style-name="gr1" draw:text-style-name="P8" svg:width="0.345cm" svg:height="0.345cm" draw:control="control35"/>B) glucagon </text:p>
        <text:p text:style-name="P1"><text:bookmark text:name="question_q3a31"/><draw:control text:anchor-type="as-char" draw:z-index="35" draw:style-name="gr1" draw:text-style-name="P8" svg:width="0.345cm" svg:height="0.345cm" draw:control="control36"/>C) cortisol </text:p>
        <text:p text:style-name="P1"><text:bookmark text:name="question_q3a41"/><draw:control text:anchor-type="as-char" draw:z-index="36" draw:style-name="gr1" draw:text-style-name="P8" svg:width="0.345cm" svg:height="0.345cm" draw:control="control37"/>D) growth hormone </text:p>
        <text:p text:style-name="P2"><text:bookmark text:name="question_q3a5"/><draw:control text:anchor-type="as-char" draw:z-index="37" draw:style-name="gr1" draw:text-style-name="P8" svg:width="0.345cm" svg:height="0.345cm" draw:control="control38"/>E) insulin </text:p>
        <text:p text:style-name="P2"/>
        <text:p text:style-name="P1">4. Jane’s laboratory results (Q3 above) confirm this hormone is absent. You administer an oral glucose tolerance test. Her glucose tolerance test fails. You would classify this endocrine pathology as ______. </text:p>
        <text:p text:style-name="P1"><text:bookmark text:name="question_q4a11"/><draw:control text:anchor-type="as-char" draw:z-index="38" draw:style-name="gr1" draw:text-style-name="P8" svg:width="0.345cm" svg:height="0.345cm" draw:control="control39"/>A) primary, adenocortical insufficiency. </text:p>
        <text:p text:style-name="P1"><text:bookmark text:name="question_q4a21"/><draw:control text:anchor-type="as-char" draw:z-index="39" draw:style-name="gr1" draw:text-style-name="P8" svg:width="0.345cm" svg:height="0.345cm" draw:control="control40"/><text:span text:style-name="T1">B) primary, pancreatic islet insufficiency. </text:span></text:p>
        <text:p text:style-name="P1"><text:bookmark text:name="question_q4a31"/><draw:control text:anchor-type="as-char" draw:z-index="40" draw:style-name="gr1" draw:text-style-name="P8" svg:width="0.345cm" svg:height="0.345cm" draw:control="control41"/>C) secondary, pituitary insufficiency. </text:p>
        <text:p text:style-name="P1"><text:bookmark text:name="question_q4a41"/><draw:control text:anchor-type="as-char" draw:z-index="41" draw:style-name="gr1" draw:text-style-name="P8" svg:width="0.345cm" svg:height="0.345cm" draw:control="control42"/>D) secondary, liver insufficiency. </text:p>
        <text:p text:style-name="P1"/>
        <text:p text:style-name="P1">5. What other hormone would you expect to be elevated in Jane’s plasma because of the absence of a negative feedback? </text:p>
        <text:p text:style-name="P1"><text:bookmark text:name="question_q5a11"/><draw:control text:anchor-type="as-char" draw:z-index="42" draw:style-name="gr1" draw:text-style-name="P8" svg:width="0.345cm" svg:height="0.345cm" draw:control="control43"/>A) Adenocorticotrophin (ACTH) </text:p>
        <text:p text:style-name="P1"><text:bookmark text:name="question_q5a21"/><draw:control text:anchor-type="as-char" draw:z-index="43" draw:style-name="gr1" draw:text-style-name="P8" svg:width="0.345cm" svg:height="0.345cm" draw:control="control44"/>B) Insulin </text:p>
        <text:p text:style-name="P1"><text:bookmark text:name="question_q5a31"/><draw:control text:anchor-type="as-char" draw:z-index="44" draw:style-name="gr1" draw:text-style-name="P8" svg:width="0.345cm" svg:height="0.345cm" draw:control="control45"/><text:span text:style-name="T1">C) Glucagon </text:span></text:p>
        <text:p text:style-name="P1"><text:bookmark text:name="question_q5a41"/><draw:control text:anchor-type="as-char" draw:z-index="45" draw:style-name="gr1" draw:text-style-name="P8" svg:width="0.345cm" svg:height="0.345cm" draw:control="control46"/>D) Growth hormone </text:p>
        <text:p text:style-name="P1"/>
        <text:p text:style-name="P1">6. Which of the following hormones is catabolic in its action? </text:p>
        <text:p text:style-name="P1"><text:bookmark text:name="question_q6a11"/><draw:control text:anchor-type="as-char" draw:z-index="46" draw:style-name="gr1" draw:text-style-name="P8" svg:width="0.345cm" svg:height="0.345cm" draw:control="control47"/>A) insulin </text:p>
        <text:p text:style-name="P1"><text:bookmark text:name="question_q6a21"/><draw:control text:anchor-type="as-char" draw:z-index="47" draw:style-name="gr1" draw:text-style-name="P8" svg:width="0.345cm" svg:height="0.345cm" draw:control="control48"/>B) cortisol </text:p>
        <text:p text:style-name="P1"><text:bookmark text:name="question_q6a31"/><draw:control text:anchor-type="as-char" draw:z-index="48" draw:style-name="gr1" draw:text-style-name="P8" svg:width="0.345cm" svg:height="0.345cm" draw:control="control49"/>C) glucagon </text:p>
        <text:p text:style-name="P1"><text:bookmark text:name="question_q6a41"/><draw:control text:anchor-type="as-char" draw:z-index="49" draw:style-name="gr1" draw:text-style-name="P8" svg:width="0.345cm" svg:height="0.345cm" draw:control="control50"/>D) A and C </text:p>
        <text:p text:style-name="P1"><text:bookmark text:name="question_q6a51"/><draw:control text:anchor-type="as-char" draw:z-index="50" draw:style-name="gr1" draw:text-style-name="P8" svg:width="0.345cm" svg:height="0.345cm" draw:control="control51"/><text:span text:style-name="T1">E) B and C </text:span></text:p>
        <text:p text:style-name="P1"><text:span text:style-name="T1"/></text:p>
        <text:p text:style-name="P1">7. During the fed state, nervous tissue derives most of its metabolic energy from: </text:p>
        <text:p text:style-name="P1"><text:bookmark text:name="question_q7a11"/><draw:control text:anchor-type="as-char" draw:z-index="51" draw:style-name="gr1" draw:text-style-name="P8" svg:width="0.345cm" svg:height="0.345cm" draw:control="control52"/><text:span text:style-name="T1">A) glucose </text:span></text:p>
        <text:p text:style-name="P1"><text:bookmark text:name="question_q7a21"/><draw:control text:anchor-type="as-char" draw:z-index="52" draw:style-name="gr1" draw:text-style-name="P8" svg:width="0.345cm" svg:height="0.345cm" draw:control="control53"/>B) fatty acids </text:p>
        <text:p text:style-name="P1"><text:bookmark text:name="question_q7a31"/><draw:control text:anchor-type="as-char" draw:z-index="53" draw:style-name="gr1" draw:text-style-name="P8" svg:width="0.345cm" svg:height="0.345cm" draw:control="control54"/>C) amino acids </text:p>
        <text:p text:style-name="P1"><text:bookmark text:name="question_q7a4"/><draw:control text:anchor-type="as-char" draw:z-index="54" draw:style-name="gr1" draw:text-style-name="P8" svg:width="0.345cm" svg:height="0.345cm" draw:control="control55"/>D) ketones </text:p>
        <text:p text:style-name="P1"/>
        <text:p text:style-name="P1">8. During the fasting state, most of the circulating glucose is due to the _____which breaks down glycogen to glucose. </text:p>
        <text:p text:style-name="P2"><text:bookmark text:name="question_q8a11"/><text:soft-page-break/><draw:control text:anchor-type="as-char" draw:z-index="55" draw:style-name="gr1" draw:text-style-name="P8" svg:width="0.345cm" svg:height="0.345cm" draw:control="control56"/>A) liver </text:p>
        <text:p text:style-name="P1"><text:bookmark text:name="question_q8a2"/><draw:control text:anchor-type="as-char" draw:z-index="56" draw:style-name="gr1" draw:text-style-name="P8" svg:width="0.345cm" svg:height="0.345cm" draw:control="control57"/>B) skeletal muscle </text:p>
        <text:p text:style-name="P1"><text:bookmark text:name="question_q8a3"/><draw:control text:anchor-type="as-char" draw:z-index="57" draw:style-name="gr1" draw:text-style-name="P8" svg:width="0.345cm" svg:height="0.345cm" draw:control="control58"/>C) stomach </text:p>
        <text:p text:style-name="P1"><text:bookmark text:name="question_q8a4"/><draw:control text:anchor-type="as-char" draw:z-index="58" draw:style-name="gr1" draw:text-style-name="P8" svg:width="0.345cm" svg:height="0.345cm" draw:control="control59"/>D) pancreas </text:p>
        <text:p text:style-name="P1"/>
        <text:p text:style-name="P1">9. Which of the following hormones stimulates lipolysis (break down of fat)? </text:p>
        <text:p text:style-name="P1"><text:bookmark text:name="question_q9a11"/><draw:control text:anchor-type="as-char" draw:z-index="59" draw:style-name="gr1" draw:text-style-name="P8" svg:width="0.345cm" svg:height="0.345cm" draw:control="control60"/>A) insulin </text:p>
        <text:p text:style-name="P1"><text:bookmark text:name="question_q9a2"/><draw:control text:anchor-type="as-char" draw:z-index="60" draw:style-name="gr1" draw:text-style-name="P8" svg:width="0.345cm" svg:height="0.345cm" draw:control="control61"/>B) aldosterone </text:p>
        <text:p text:style-name="P1"><text:bookmark text:name="question_q9a3"/><draw:control text:anchor-type="as-char" draw:z-index="61" draw:style-name="gr1" draw:text-style-name="P8" svg:width="0.345cm" svg:height="0.345cm" draw:control="control62"/>C) insulin like growth factor 1 </text:p>
        <text:p text:style-name="P1"><text:bookmark text:name="question_q9a4"/><draw:control text:anchor-type="as-char" draw:z-index="62" draw:style-name="gr1" draw:text-style-name="P8" svg:width="0.345cm" svg:height="0.345cm" draw:control="control63"/><text:span text:style-name="T1">D) epinephrine </text:span></text:p>
        <text:p text:style-name="P1"/>
        <text:p text:style-name="P1">10. Epinephrine acts in a synergistic manner to regulate blood levels of glucose by inhibiting___. </text:p>
        <text:p text:style-name="P1"><text:bookmark text:name="question_q10a11"/><draw:control text:anchor-type="as-char" draw:z-index="63" draw:style-name="gr1" draw:text-style-name="P8" svg:width="0.345cm" svg:height="0.345cm" draw:control="control64"/><text:span text:style-name="T1">A) insulin secretion </text:span><text:span text:style-name="T1"><office:annotation><dc:creator>Unknown Author</dc:creator><dc:date>2013-04-16T13:12:21.55</dc:date><text:p text:style-name="P7"><text:span text:style-name="T2">Stops energy uptake &amp; storage, because the present need is for available fuel</text:span></text:p></office:annotation></text:span></text:p>
        <text:p text:style-name="P1"><text:bookmark text:name="question_q10a2"/><draw:control text:anchor-type="as-char" draw:z-index="64" draw:style-name="gr1" draw:text-style-name="P8" svg:width="0.345cm" svg:height="0.345cm" draw:control="control65"/>B) glucagon secretion </text:p>
        <text:p text:style-name="P1"><text:bookmark text:name="question_q10a3"/><draw:control text:anchor-type="as-char" draw:z-index="65" draw:style-name="gr1" draw:text-style-name="P8" svg:width="0.345cm" svg:height="0.345cm" draw:control="control66"/>C) cortisol secretion </text:p>
        <text:p text:style-name="P1"><text:bookmark text:name="question_q10a4"/><draw:control text:anchor-type="as-char" draw:z-index="66" draw:style-name="gr1" draw:text-style-name="P8" svg:width="0.345cm" svg:height="0.345cm" draw:control="control67"/>D) aldosterone secretion </text:p>
        <text:p text:style-name="P1"/>
        <text:p text:style-name="P1">11. A patient with diabetic ketoacidosis hyperventilates because____. </text:p>
        <text:p text:style-name="P1"><text:bookmark text:name="question_q11a11"/><draw:control text:anchor-type="as-char" draw:z-index="67" draw:style-name="gr1" draw:text-style-name="P8" svg:width="0.345cm" svg:height="0.345cm" draw:control="control68"/>A) insulin inhibits the respiratory center. </text:p>
        <text:p text:style-name="P1"><text:bookmark text:name="question_q11a2"/><draw:control text:anchor-type="as-char" draw:z-index="68" draw:style-name="gr1" draw:text-style-name="P8" svg:width="0.345cm" svg:height="0.345cm" draw:control="control69"/>B) elevated glucose stimulates the thirst and respiratory centers. </text:p>
        <text:p text:style-name="P1"><text:bookmark text:name="question_q11a3"/><draw:control text:anchor-type="as-char" draw:z-index="69" draw:style-name="gr1" draw:text-style-name="P8" svg:width="0.345cm" svg:height="0.345cm" draw:control="control70"/><text:span text:style-name="T1">C) elevated plasma H+ concentration stimulates respiratory centers. </text:span></text:p>
        <text:p text:style-name="P1"><text:bookmark text:name="question_q11a4"/><draw:control text:anchor-type="as-char" draw:z-index="70" draw:style-name="gr1" draw:text-style-name="P8" svg:width="0.345cm" svg:height="0.345cm" draw:control="control71"/>D) increased extracellular volume stimulates bicarbonate reabsorption in the kidney. </text:p>
        <text:p text:style-name="P1"/>
        <text:p text:style-name="P1">12. At the end of a strenuous workout lasting 3 hours, John’s blood glucose levels were 70 mg/dL. Which of the following hormones would be increased in his blood at this time? </text:p>
        <text:p text:style-name="P1"><text:bookmark text:name="question_q12a1"/><draw:control text:anchor-type="as-char" draw:z-index="71" draw:style-name="gr1" draw:text-style-name="P8" svg:width="0.345cm" svg:height="0.345cm" draw:control="control72"/>A) cortisol </text:p>
        <text:p text:style-name="P1"><text:bookmark text:name="question_q12a2"/><draw:control text:anchor-type="as-char" draw:z-index="72" draw:style-name="gr1" draw:text-style-name="P8" svg:width="0.345cm" svg:height="0.345cm" draw:control="control73"/>B) growth hormone </text:p>
        <text:p text:style-name="P1"><text:bookmark text:name="question_q12a3"/><draw:control text:anchor-type="as-char" draw:z-index="73" draw:style-name="gr1" draw:text-style-name="P8" svg:width="0.345cm" svg:height="0.345cm" draw:control="control74"/>C) epinephrine </text:p>
        <text:p text:style-name="P1"><text:bookmark text:name="question_q12a4"/><draw:control text:anchor-type="as-char" draw:z-index="74" draw:style-name="gr1" draw:text-style-name="P8" svg:width="0.345cm" svg:height="0.345cm" draw:control="control75"/>D) A and B </text:p>
        <text:p text:style-name="P6"><text:bookmark text:name="question_q12a5"/><draw:control text:anchor-type="as-char" draw:z-index="75" draw:style-name="gr1" draw:text-style-name="P8" svg:width="0.345cm" svg:height="0.345cm" draw:control="control76"/>E) A, B, and C </text:p>
      </text:section>
      <text:p text:style-name="Horizontal_20_Lin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7:05:02.74</meta:creation-date>
    <meta:generator>OpenOffice.org/3.4$Win32 OpenOffice.org_project/340m1$Build-9590</meta:generator>
    <dc:date>2013-04-16T13:12:39.32</dc:date>
    <meta:editing-duration>PT2H27M20S</meta:editing-duration>
    <meta:editing-cycles>17</meta:editing-cycles>
    <meta:document-statistic meta:table-count="0" meta:image-count="0" meta:object-count="0" meta:page-count="4" meta:paragraph-count="112" meta:word-count="1340" meta:character-count="8129"/>
  </office:meta>
</office:document-meta>
</file>